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10fe85" officeooo:paragraph-rsid="00251fd3"/>
    </style:style>
    <style:style style:name="P6" style:family="paragraph" style:parent-style-name="Standard" style:list-style-name="L1">
      <style:text-properties officeooo:rsid="0010fe85" officeooo:paragraph-rsid="0010fe85"/>
    </style:style>
    <style:style style:name="P7" style:family="paragraph" style:parent-style-name="Standard" style:list-style-name="L1">
      <style:text-properties officeooo:rsid="00251fd3" officeooo:paragraph-rsid="002a28a1"/>
    </style:style>
    <style:style style:name="P8" style:family="paragraph" style:parent-style-name="Standard" style:list-style-name="L1">
      <style:text-properties officeooo:rsid="000beafe" officeooo:paragraph-rsid="000beafe"/>
    </style:style>
    <style:style style:name="P9" style:family="paragraph" style:parent-style-name="Standard" style:list-style-name="L1">
      <style:text-properties officeooo:rsid="0011d6d9" officeooo:paragraph-rsid="0011d6d9"/>
    </style:style>
    <style:style style:name="P10" style:family="paragraph" style:parent-style-name="Standard" style:list-style-name="L1">
      <style:text-properties officeooo:rsid="00186933" officeooo:paragraph-rsid="00186933"/>
    </style:style>
    <style:style style:name="P11" style:family="paragraph" style:parent-style-name="Standard" style:list-style-name="L1">
      <style:text-properties officeooo:rsid="002fc133" officeooo:paragraph-rsid="002fc133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0d7ad6"/>
    </style:style>
    <style:style style:name="T4" style:family="text">
      <style:text-properties officeooo:rsid="00211485"/>
    </style:style>
    <style:style style:name="T5" style:family="text">
      <style:text-properties officeooo:rsid="002e45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8239952138855234411" text:style-name="L1">
        <text:list-item>
          <text:p text:style-name="P2">Find box</text:p>
        </text:list-item>
        <text:list-item>
          <text:p text:style-name="P3">Line box <text:span text:style-name="T4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92144265532925" text:continue-numbering="true" text:style-name="L1">
        <text:list-item>
          <text:p text:style-name="P5">Add row to DR for pack of docs</text:p>
        </text:list-item>
        <text:list-item>
          <text:p text:style-name="P8">Check scan settings: </text:p>
          <text:list>
            <text:list-item>
              <text:p text:style-name="P8">Duplex</text:p>
            </text:list-item>
            <text:list-item>
              <text:p text:style-name="P8">Color</text:p>
            </text:list-item>
            <text:list-item>
              <text:p text:style-name="P8">Maximum dimensions</text:p>
            </text:list-item>
            <text:list-item>
              <text:p text:style-name="P8">Resolution 600 <text:span text:style-name="T3">dpi</text:span></text:p>
            </text:list-item>
          </text:list>
        </text:list-item>
        <text:list-item>
          <text:p text:style-name="P6">Press Scan; save in “Scans temporary directory” as PNG</text:p>
        </text:list-item>
        <text:list-item>
          <text:p text:style-name="P6">While scanning, create empty directory for that pack of docs, <text:span text:style-name="T5">and type in any relevant notes in DR</text:span></text:p>
        </text:list-item>
        <text:list-item>
          <text:p text:style-name="P9">Cut all files in temp directory</text:p>
        </text:list-item>
        <text:list-item>
          <text:p text:style-name="P9">Paste all files into new dir</text:p>
        </text:list-item>
        <text:list-item>
          <text:p text:style-name="P11">Record document entries in spreadsheet</text:p>
        </text:list-item>
        <text:list-item>
          <text:p text:style-name="P9">Save spreadsheet</text:p>
        </text:list-item>
        <text:list-item>
          <text:p text:style-name="P7">Label pack</text:p>
        </text:list-item>
        <text:list-item>
          <text:p text:style-name="P9">Put pack in box</text:p>
        </text:list-item>
        <text:list-item>
          <text:p text:style-name="P10">Commit in git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9:20:56.457480632</dc:date>
    <meta:editing-duration>PT1H2S</meta:editing-duration>
    <meta:editing-cycles>16</meta:editing-cycles>
    <meta:generator>LibreOffice/5.1.2.2.0$Linux_X86_64 LibreOffice_project/10m0$Build-2</meta:generator>
    <meta:document-statistic meta:table-count="0" meta:image-count="0" meta:object-count="0" meta:page-count="1" meta:paragraph-count="23" meta:word-count="146" meta:character-count="701" meta:non-whitespace-character-count="598"/>
  </office:meta>
</office:document-meta>
</file>